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2.672291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Ocorrência</text:p>
          </table:table-cell>
          <table:table-cell office:value-type="string" table:style-name="ce2">
            <text:p>Action numb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ncurônio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BS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lement. Anest + lavagem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 ug/kg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 ug/kg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0 ug/kg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plement. Anest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vagem</text:p>
          </table:table-cell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100 ug/kg</text:p>
          </table:table-cell>
          <table:table-cell office:value-type="float" office:value="8" table:style-name="ce2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300 ug/kg</text:p>
          </table:table-cell>
          <table:table-cell office:value-type="float" office:value="9" table:style-name="ce2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crifício</text:p>
          </table:table-cell>
          <table:table-cell office:value-type="float" office:value="10" table:style-name="ce2">
            <text:p>10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eandro Consentino Ferreira</dc:creator>
    <meta:creation-date>2018-04-24T11:16:31Z</meta:creation-date>
    <dc:date>2021-07-05T20:10:28Z</dc:date>
    <meta:editing-cycles>3</meta:editing-cycles>
    <meta:editing-duration>PT484S</meta:editing-duration>
    <meta:user-defined meta:name="WorkbookGuid">83fd16b4-b034-443a-821f-a27278fe3f17</meta:user-defined>
  </office:meta>
</office:document-meta>
</file>